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4375in"/>
    </style:style>
    <style:style style:name="Table1.B" style:family="table-column">
      <style:table-column-properties style:column-width="0.8708in"/>
    </style:style>
    <style:style style:name="Table1.C" style:family="table-column">
      <style:table-column-properties style:column-width="1.1542in"/>
    </style:style>
    <style:style style:name="Table1.F" style:family="table-column">
      <style:table-column-properties style:column-width="1.1563in"/>
    </style:style>
    <style:style style:name="Table1.A1" style:family="table-cell">
      <style:table-cell-properties fo:padding="0.0382in" fo:border="none"/>
    </style:style>
    <style:style style:name="Table1.B2" style:family="table-cell" style:data-style-name="N0">
      <style:table-cell-properties fo:padding="0.0382in" fo:border="none"/>
    </style:style>
    <style:style style:name="Table1.F2" style:family="table-cell">
      <style:table-cell-properties fo:background-color="transparent" fo:padding="0.0382in" fo:border="none">
        <style:background-image/>
      </style:table-cell-properties>
    </style:style>
    <style:style style:name="P1" style:family="paragraph" style:parent-style-name="Standard">
      <style:paragraph-properties fo:line-height="150%"/>
      <style:text-properties style:font-name="Calibri" fo:font-size="11pt" fo:font-weight="normal" officeooo:rsid="0004117e" officeooo:paragraph-rsid="0004117e" style:font-size-asian="11pt" style:font-weight-asian="normal" style:font-size-complex="11pt" style:font-weight-complex="normal"/>
    </style:style>
    <style:style style:name="P2" style:family="paragraph" style:parent-style-name="Standard">
      <style:paragraph-properties fo:line-height="150%"/>
      <style:text-properties style:font-name="Calibri" fo:font-size="11pt" fo:font-weight="normal" officeooo:rsid="00042c39" officeooo:paragraph-rsid="00042c39" style:font-size-asian="11pt" style:font-weight-asian="normal" style:font-size-complex="11pt" style:font-weight-complex="normal"/>
    </style:style>
    <style:style style:name="P3" style:family="paragraph" style:parent-style-name="Standard">
      <style:paragraph-properties fo:line-height="150%"/>
      <style:text-properties style:font-name="Calibri" fo:font-size="11pt" fo:font-weight="normal" officeooo:rsid="0005ed12" officeooo:paragraph-rsid="0005ed12" style:font-size-asian="11pt" style:font-weight-asian="normal" style:font-size-complex="11pt" style:font-weight-complex="normal"/>
    </style:style>
    <style:style style:name="P4" style:family="paragraph" style:parent-style-name="Standard">
      <style:paragraph-properties fo:line-height="150%"/>
      <style:text-properties style:font-name="Calibri" fo:font-size="11pt" fo:font-weight="normal" officeooo:rsid="0008038e" officeooo:paragraph-rsid="0004117e" style:font-size-asian="11pt" style:font-weight-asian="normal" style:font-size-complex="11pt" style:font-weight-complex="normal"/>
    </style:style>
    <style:style style:name="P5" style:family="paragraph" style:parent-style-name="Standard">
      <style:paragraph-properties fo:line-height="150%"/>
      <style:text-properties style:font-name="Calibri" fo:font-size="11pt" fo:font-weight="normal" officeooo:rsid="0008038e" officeooo:paragraph-rsid="0009f807" style:font-size-asian="11pt" style:font-weight-asian="normal" style:font-size-complex="11pt" style:font-weight-complex="normal"/>
    </style:style>
    <style:style style:name="P6" style:family="paragraph" style:parent-style-name="Standard">
      <style:paragraph-properties fo:line-height="150%"/>
      <style:text-properties style:font-name="Calibri" fo:font-size="11pt" fo:font-weight="normal" officeooo:rsid="000c75ad" officeooo:paragraph-rsid="000c75ad" style:font-size-asian="11pt" style:font-weight-asian="normal" style:font-size-complex="11pt" style:font-weight-complex="normal"/>
    </style:style>
    <style:style style:name="P7" style:family="paragraph" style:parent-style-name="Standard">
      <style:paragraph-properties fo:line-height="150%"/>
      <style:text-properties style:font-name="Calibri" fo:font-size="11pt" fo:font-weight="normal" officeooo:rsid="000ce36b" officeooo:paragraph-rsid="000e7dbc" style:font-size-asian="11pt" style:font-weight-asian="normal" style:font-size-complex="11pt" style:font-weight-complex="normal"/>
    </style:style>
    <style:style style:name="P8" style:family="paragraph" style:parent-style-name="Standard">
      <style:paragraph-properties fo:line-height="150%"/>
      <style:text-properties style:font-name="Calibri" fo:font-size="11pt" fo:font-weight="normal" officeooo:rsid="000ce36b" officeooo:paragraph-rsid="000ea784" style:font-size-asian="11pt" style:font-weight-asian="normal" style:font-size-complex="11pt" style:font-weight-complex="normal"/>
    </style:style>
    <style:style style:name="P9" style:family="paragraph" style:parent-style-name="Standard">
      <style:paragraph-properties fo:line-height="150%"/>
      <style:text-properties style:font-name="Calibri" fo:font-size="11pt" fo:font-weight="normal" officeooo:rsid="000ce36b" officeooo:paragraph-rsid="000ce36b" style:font-size-asian="9.60000038146973pt" style:font-weight-asian="normal" style:font-size-complex="11pt" style:font-weight-complex="normal"/>
    </style:style>
    <style:style style:name="P10" style:family="paragraph" style:parent-style-name="Standard">
      <style:paragraph-properties fo:text-align="end" style:justify-single-word="false"/>
      <style:text-properties style:font-name="Calibri" fo:font-size="11pt" officeooo:rsid="0004117e" officeooo:paragraph-rsid="0004117e" style:font-size-asian="11pt" style:font-size-complex="11pt"/>
    </style:style>
    <style:style style:name="P11" style:family="paragraph" style:parent-style-name="Standard">
      <style:paragraph-properties fo:line-height="150%"/>
      <style:text-properties style:font-name="Calibri" fo:font-size="12pt" fo:font-weight="bold" officeooo:rsid="0004117e" officeooo:paragraph-rsid="0004117e" style:font-size-asian="12pt" style:font-weight-asian="bold" style:font-size-complex="12pt" style:font-weight-complex="bold"/>
    </style:style>
    <style:style style:name="P12" style:family="paragraph" style:parent-style-name="Standard">
      <style:paragraph-properties fo:line-height="200%"/>
      <style:text-properties style:font-name="Calibri" fo:font-size="12pt" fo:font-weight="bold" officeooo:rsid="0004117e" officeooo:paragraph-rsid="0004117e" style:font-size-asian="12pt" style:font-weight-asian="bold" style:font-size-complex="12pt" style:font-weight-complex="bold"/>
    </style:style>
    <style:style style:name="P13" style:family="paragraph" style:parent-style-name="Standard">
      <style:paragraph-properties fo:line-height="200%"/>
      <style:text-properties style:font-name="Calibri" fo:font-size="12pt" fo:font-weight="bold" officeooo:rsid="00042c39" officeooo:paragraph-rsid="00042c39" style:font-size-asian="12pt" style:font-weight-asian="bold" style:font-size-complex="12pt" style:font-weight-complex="bold"/>
    </style:style>
    <style:style style:name="P14" style:family="paragraph" style:parent-style-name="Table_20_Contents">
      <style:text-properties style:font-name="Calibri" fo:font-size="11pt" style:font-size-asian="11pt" style:font-size-complex="11pt"/>
    </style:style>
    <style:style style:name="P15" style:family="paragraph" style:parent-style-name="Table_20_Contents">
      <style:text-properties style:font-name="Calibri" fo:font-size="11pt" officeooo:rsid="000ea784" style:font-size-asian="11pt" style:font-size-complex="11pt"/>
    </style:style>
    <style:style style:name="P16" style:family="paragraph" style:parent-style-name="Table_20_Contents">
      <style:text-properties style:font-name="Calibri" fo:font-size="11pt" officeooo:rsid="000ea784" officeooo:paragraph-rsid="000ea784" style:font-size-asian="11pt" style:font-size-complex="11pt"/>
    </style:style>
    <style:style style:name="P17" style:family="paragraph" style:parent-style-name="Table_20_Contents">
      <style:paragraph-properties fo:text-align="end" style:justify-single-word="false"/>
      <style:text-properties style:font-name="Calibri" fo:font-size="11pt" fo:font-weight="bold" officeooo:rsid="000ea784" officeooo:paragraph-rsid="000ea784" style:font-size-asian="11pt" style:font-weight-asian="bold" style:font-size-complex="11pt" style:font-weight-complex="bold"/>
    </style:style>
    <style:style style:name="P18" style:family="paragraph" style:parent-style-name="Standard">
      <style:paragraph-properties fo:line-height="150%"/>
      <style:text-properties style:font-name="Calibri" fo:font-size="11pt" fo:font-weight="normal" officeooo:rsid="000ddb01" officeooo:paragraph-rsid="000ea784" style:font-size-asian="11pt" style:font-weight-asian="normal" style:font-size-complex="11pt" style:font-weight-complex="normal"/>
    </style:style>
    <style:style style:name="T1" style:family="text">
      <style:text-properties officeooo:rsid="00042c39"/>
    </style:style>
    <style:style style:name="T2" style:family="text">
      <style:text-properties officeooo:rsid="0009f807"/>
    </style:style>
    <style:style style:name="T3" style:family="text">
      <style:text-properties officeooo:rsid="000cd912"/>
    </style:style>
    <style:style style:name="T4" style:family="text">
      <style:text-properties fo:font-style="italic"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ddb01" style:font-style-asian="normal" style:font-style-complex="normal"/>
    </style:style>
    <style:style style:name="T7" style:family="text">
      <style:text-properties fo:font-style="normal" officeooo:rsid="0011755b" style:font-style-asian="normal" style:font-style-complex="normal"/>
    </style:style>
    <style:style style:name="T8" style:family="text">
      <style:text-properties fo:font-style="normal" officeooo:rsid="00131ca8" style:font-style-asian="normal" style:font-style-complex="normal"/>
    </style:style>
    <style:style style:name="T9" style:family="text">
      <style:text-properties officeooo:rsid="000ddb01"/>
    </style:style>
    <style:style style:name="T10" style:family="text">
      <style:text-properties officeooo:rsid="000e7dbc"/>
    </style:style>
    <style:style style:name="T11" style:family="text">
      <style:text-properties officeooo:rsid="00118639"/>
    </style:style>
    <style:style style:name="T12" style:family="text">
      <style:text-properties officeooo:rsid="00125028"/>
    </style:style>
    <style:style style:name="T13" style:family="text">
      <style:text-properties officeooo:rsid="00149ab3"/>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Ethan Bennis &amp; Ben Glickman</text:p>
      <text:p text:style-name="P10">CS437 Distributed Systems</text:p>
      <text:p text:style-name="P10">Practical Exercise 3</text:p>
      <text:p text:style-name="P10">November 5, 2014</text:p>
      <text:p text:style-name="P11"/>
      <text:p text:style-name="P12">Implementation</text:p>
      <text:p text:style-name="P3">For this exercise, we wrote an implementation that uses the functionality provided by Spread to achieve a reliable, agreed-ordered multicast messaging system. In previous exercises, we used an infinite select loop as the core of our program, but for this assignment, we use the event handling API provided by Spread. More specifically, we attach a function pointer to a read event on the Spread mailbox file descriptor so that whenever <text:s/>a message is <text:span text:style-name="T13">available</text:span>, the event handling system calls a function to receive and process the message. The entire flow of our program is built around this premise.</text:p>
      <text:p text:style-name="P1"/>
      <text:p text:style-name="P1">The first step of the multicast transfer is to establish group membership. This was relatively trivial to accomplish with Spread since it automatically handles membership <text:span text:style-name="T1">messaging when new machines join a group. Since each machine knows how many total machines are expected via command-line arguments, each machine just waits until it receives membership join messages indicating that all expected machines have joined. Once full membership is achieved, each machine that has messages to send begins the multicast transfer by bursting an initial buffer of (up to) 200 packets to Spread.</text:span></text:p>
      <text:p text:style-name="P4"/>
      <text:p text:style-name="P5">As the transfer progresses, we deliver/write messages as we receive them. Additionally, each machine checks if the source of a received message is itself. In this case, the machine also creates a new message (if it still has more to send) in a small buffer <text:span text:style-name="T11">array </text:span>of messages. When this array fills up, we call another function to burst the array of messages to Spread. <text:span text:style-name="T2">At the time of writing, the size of this array is 20 messages. This means, every time we receive 20 of our own messages, we send 20 new messages to Spread. Since we're always adding new messages, and we have a buffer from our larger initial burst, Spread is never starved for messages. So long as the initial buffer size and burst size are reasonable, there should not be a need for additional flow control.</text:span></text:p>
      <text:p text:style-name="P5"/>
      <text:p text:style-name="P6">When a machine is done sending messages (or <text:span text:style-name="T11">if </text:span>it has no messages to send in the first place), it sends a message with the mess_type field set to <text:span text:style-name="T11">one (rather than zero for normal messages) to </text:span>indicate that th<text:span text:style-name="T11">e</text:span> machine has finished. All other machines then increment a counter for every finished machine and can terminate upon receiving a message indicating that all machines have finished. Because of the agreed ordering provided by Spread, the 'done' message will <text:span text:style-name="T12">really </text:span>be the last message received from the finished machine, so there is no need for additional logic <text:span text:style-name="T12">on our end</text:span> to ensure all processes have received all messages.</text:p>
      <text:p text:style-name="P13"><text:soft-page-break/>O<text:span text:style-name="T3">ptimization</text:span></text:p>
      <text:p text:style-name="P9">Initially, our program just had a single burst size that was sent at the start of the program and whenever a machine received the first message from its own most recent burst. If tuned correctly, this should provide sufficient flow control, but we liked having the flexibility of being able to control both how many messages we bursted at a time <text:span text:style-name="T4">and </text:span><text:span text:style-name="T5">how many messages were </text:span><text:span text:style-name="T6">in the </text:span><text:span text:style-name="T8">pipe</text:span><text:span text:style-name="T6"> </text:span><text:span text:style-name="T5">at a given time, so we changed to our current implementation of having a distinct initial burst size </text:span><text:span text:style-name="T7">and </text:span><text:span text:style-name="T8">a smaller,</text:span><text:span text:style-name="T5"> </text:span><text:span text:style-name="T7">normal burst size</text:span><text:span text:style-name="T5"> </text:span><text:span text:style-name="T7">for</text:span><text:span text:style-name="T5"> the rest of the transfer.</text:span></text:p>
      <text:p text:style-name="P2"/>
      <text:p text:style-name="P7">We tried experimenting with a variety of burst sizes for both the initial burst that provides the buffer and <text:span text:style-name="T9">the normal bursts that keep messages in the pipe. Ultimately we settled on 200 messages for the initial burst and 20 messages for the smaller bursts. It seemed reasonable to do 20 for our regular bursts because in the accelerated token ring managed by Spread, each group member sends 20 new messages when they get the token. However, after running tests with just about every configuration imaginable over five or so days, we found that the transfer appeared to have comparable speeds for a wide variety of configurations. We also made a few general changes to the program over time, such as how we prepared new messages to send. Originally, for every 20 of our own packets we received, we called a function that created and sent 20 new messages, one at a time using the stack. We later changed this to having the program create a new message in a buffer for each message it receives from itself, and then bursting all of them when the buffer is full. The change is subtle, but the idea was to more evenly distribute the load of packet creation and then burst as quickly as possible.</text:span></text:p>
      <text:p text:style-name="P2"/>
      <text:p text:style-name="P12">Performance</text:p>
      <text:p text:style-name="P1">Despite the simplicity of this assignment relative to exercise 2, we were unable to achieve the performance we expected. <text:span text:style-name="T10">It's understandable that we wouldn't get exactly the same performance as in exercise 2 since the additional features of Spread add some overhead, but we hoped to do better than our timing results indicated. </text:span></text:p>
      <text:p text:style-name="P1"/>
      <text:p text:style-name="P18">One of the challenges with measuring performance was the drastic inconsistency of back-to-back tests. Our typical tests ranged anywhere from 14 to 18 seconds for the benchmark scenario of 8 machines with 6 sending 100,000 packets. Because there was so much variation even with identical parameters, it was difficult to tell what parameters were really leading to better performance, or even if there was any real difference at all.</text:p>
      <text:p text:style-name="P8"/>
      <table:table table:name="Table1" table:style-name="Table1">
        <table:table-column table:style-name="Table1.A"/>
        <table:table-column table:style-name="Table1.B"/>
        <table:table-column table:style-name="Table1.C" table:number-columns-repeated="3"/>
        <table:table-column table:style-name="Table1.F"/>
        <table:table-row>
          <table:table-cell table:style-name="Table1.A1" office:value-type="string">
            <text:p text:style-name="P17">Times (sec)</text:p>
          </table:table-cell>
          <table:table-cell table:style-name="Table1.A1" office:value-type="string">
            <text:p text:style-name="P16">15.263</text:p>
          </table:table-cell>
          <table:table-cell table:style-name="Table1.A1" office:value-type="string">
            <text:p text:style-name="P16">15.283</text:p>
          </table:table-cell>
          <table:table-cell table:style-name="Table1.A1" office:value-type="string">
            <text:p text:style-name="P16">13.620</text:p>
          </table:table-cell>
          <table:table-cell table:style-name="Table1.A1" office:value-type="string">
            <text:p text:style-name="P16">17.776</text:p>
          </table:table-cell>
          <table:table-cell table:style-name="Table1.A1" office:value-type="string">
            <text:p text:style-name="P16">16.120</text:p>
          </table:table-cell>
        </table:table-row>
        <table:table-row>
          <table:table-cell table:style-name="Table1.A1" office:value-type="string">
            <text:p text:style-name="P17">Average (sec)</text:p>
          </table:table-cell>
          <table:table-cell table:style-name="Table1.B2" table:formula="ooow:(&lt;B1&gt;+&lt;C1&gt;+&lt;D1&gt;+&lt;E1&gt;+&lt;F1&gt;)/5" office:value-type="float" office:value="15.6124">
            <text:p text:style-name="P15">15.61</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F2" office:value-type="string">
            <text:p text:style-name="P14"/>
          </table:table-cell>
        </table:table-row>
        <table:table-row>
          <table:table-cell table:style-name="Table1.A1" office:value-type="string">
            <text:p text:style-name="P17">Throughput (mbps)</text:p>
          </table:table-cell>
          <table:table-cell table:style-name="Table1.B2" office:value-type="float" office:value="372.7">
            <text:p text:style-name="P16">372.7</text:p>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cell table:style-name="Table1.A1" office:value-type="string">
            <text:p text:style-name="P14"/>
          </table:table-cell>
        </table:table-row>
      </table:table>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Calibri" svg:font-family="Calibri"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than Bennis</meta:initial-creator>
    <meta:creation-date>2014-11-03T19:05:14.320488108</meta:creation-date>
    <dc:date>2014-11-04T20:55:36.001943346</dc:date>
    <dc:creator>Benjamin Glickman</dc:creator>
    <meta:editing-duration>PT1H36M7S</meta:editing-duration>
    <meta:editing-cycles>16</meta:editing-cycles>
    <meta:generator>LibreOffice/4.2.6.3$Linux_X86_64 LibreOffice_project/420$Build-3</meta:generator>
    <meta:document-statistic meta:table-count="1" meta:image-count="0" meta:object-count="0" meta:page-count="2" meta:paragraph-count="25" meta:word-count="900" meta:character-count="5299" meta:non-whitespace-character-count="4422"/>
  </office:meta>
</office:document-meta>
</file>